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frame-display-scrollbar="true" draw:frame-display-border="true"/>
    </style:style>
  </office:automatic-styles>
  <office:body>
    <office:drawing>
      <draw:page draw:name="page1" draw:style-name="dp1" draw:master-page-name="Default">
        <draw:frame draw:style-name="gr1" draw:layer="layout" svg:width="9.999cm" svg:height="9.999cm" svg:x="5.5cm" svg:y="9.85cm">
          <draw:floating-frame xlink:href="../../../../../../../Floating%20Frame" xlink:type="simple" xlink:show="embed" xlink:actuate="onLoad" draw:frame-name="Floating Frame"/>
        </draw:frame>
      </draw:page>
      <draw:page draw:name="page2" draw:style-name="dp1" draw:master-page-name="Default">
        <draw:frame draw:style-name="gr1" draw:layer="layout" svg:width="9.999cm" svg:height="9.999cm" svg:x="5.5cm" svg:y="9.85cm">
          <draw:floating-frame xlink:href="../../../../../../../Floating%20Frame" xlink:type="simple" xlink:show="embed" xlink:actuate="onLoad" draw:frame-name="Floating Frame"/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>
      <style:graphic-properties draw:frame-display-scrollbar="true" draw:frame-display-border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9.999cm" svg:height="9.999cm" svg:x="5.5cm" svg:y="9.85cm">
        <draw:floating-frame xlink:href="../tempobook.png" xlink:type="simple" xlink:show="embed" xlink:actuate="onLoad" draw:frame-name="Master Floating Frame"/>
      </draw:frame>
    </style:master-page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17M20S</meta:editing-duration>
    <meta:editing-cycles>3</meta:editing-cycles>
    <meta:generator>OpenOffice.org/3.2$Win32 OpenOffice.org_project/320m12$Build-9483</meta:generator>
    <dc:date>2012-05-27T11:59:05.44</dc:date>
    <dc:creator>Sam Bennet</dc:creator>
    <meta:document-statistic meta:object-count="3"/>
  </office:meta>
</office:document-meta>
</file>